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057cm"/>
    </style:style>
    <style:style style:name="co14" style:family="table-column">
      <style:table-column-properties fo:break-before="auto" style:column-width="13.566cm"/>
    </style:style>
    <style:style style:name="co1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8.611cm"/>
    </style:style>
    <style:style style:name="co17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2.464cm"/>
    </style:style>
    <style:style style:name="co19" style:family="table-column">
      <style:table-column-properties fo:break-before="auto" style:column-width="3.168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18.464cm"/>
    </style:style>
    <style:style style:name="co13" style:family="table-column">
      <style:table-column-properties fo:break-before="auto" style:column-width="8.169cm"/>
    </style:style>
    <style:style style:name="ro1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5.059cm" fo:break-before="auto" style:use-optimal-row-height="true"/>
    </style:style>
    <style:style style:name="ro9" style:family="table-row">
      <style:table-row-properties style:row-height="5.477cm" fo:break-before="auto" style:use-optimal-row-height="true"/>
    </style:style>
    <style:style style:name="ro10" style:family="table-row">
      <style:table-row-properties style:row-height="6.729cm" fo:break-before="auto" style:use-optimal-row-height="true"/>
    </style:style>
    <style:style style:name="ro11" style:family="table-row">
      <style:table-row-properties style:row-height="0.556cm" fo:break-before="auto" style:use-optimal-row-height="true"/>
    </style:style>
    <style:style style:name="ta5" style:family="table" style:master-page-name="PageStyle_5f_abstract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top"/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fo:font-size="12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fo:font-size="12pt"/>
    </style:style>
    <style:style style:name="T2" style:family="text">
      <style:text-properties fo:color="#000000" fo:font-size="12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5" table:print="false">
        <office:forms form:automatic-focus="false" form:apply-design-mode="false"/>
        <table:table-column table:style-name="co8" table:default-cell-style-name="ce3"/>
        <table:table-column table:style-name="co14" table:default-cell-style-name="ce19"/>
        <table:table-column table:style-name="co15" table:number-columns-repeated="2" table:default-cell-style-name="ce3"/>
        <table:table-column table:style-name="co6" table:default-cell-style-name="ce3"/>
        <table:table-column table:style-name="co16" table:default-cell-style-name="ce3"/>
        <table:table-column table:style-name="co17" table:number-columns-repeated="251" table:default-cell-style-name="ce3"/>
        <table:table-column table:style-name="co17" table:number-columns-repeated="767" table:default-cell-style-name="Default"/>
        <table:table-row table:style-name="ro1">
          <table:table-cell table:style-name="ce9" office:value-type="string">
            <text:p>RuleID</text:p>
          </table:table-cell>
          <table:table-cell table:style-name="ce18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>
            <text:p>BIICORE-T15-R000</text:p>
          </table:table-cell>
          <table:table-cell table:style-name="ce5" office:value-type="string">
            <text:p>This XML instance is NOT a BiiTrdm015 transaction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1">
          <table:table-cell table:style-name="ce2" office:value-type="string">
            <text:p>BIICORE-T15-R001</text:p>
          </table:table-cell>
          <table:table-cell table:style-name="ce5" office:value-type="string">
            <text:p>An invoice SHOULD not contain empty elements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4">
          <table:table-cell table:style-name="ce2" office:value-type="string">
            <text:p>BIICORE-T15-R0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0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1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29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0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1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2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3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4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5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6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7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8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89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0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1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2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3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4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5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6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2" office:value-type="string">
            <text:p>BIICORE-T15-R397</text:p>
          </table:table-cell>
          <table:table-cell table:style-name="ce5" office:value-type="string">
            <text:p>A conformant CEN BII invoice core data model SHOULD not have data elements not in the core.</text:p>
          </table:table-cell>
          <table:table-cell table:style-name="ce7" office:value-type="string">
            <text:p>Invo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398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399</text:p>
          </table:table-cell>
          <table:table-cell table:style-name="ce5" office:value-type="string">
            <text:p>Element 'PartyName' must occur exactly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0</text:p>
          </table:table-cell>
          <table:table-cell table:style-name="ce5" office:value-type="string">
            <text:p>Element 'PartyTaxScheme' may occur at maximum 1 times.</text:p>
          </table:table-cell>
          <table:table-cell table:style-name="ce7" office:value-type="string">
            <text:p>Custom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1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2</text:p>
          </table:table-cell>
          <table:table-cell table:style-name="ce5" office:value-type="string">
            <text:p>Element 'PartyName' must occur exactly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3</text:p>
          </table:table-cell>
          <table:table-cell table:style-name="ce5" office:value-type="string">
            <text:p>Element 'PostalAddress' must occur exactly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4</text:p>
          </table:table-cell>
          <table:table-cell table:style-name="ce5" office:value-type="string">
            <text:p>Element 'PartyTaxScheme' may occur at maximum 1 times.</text:p>
          </table:table-cell>
          <table:table-cell table:style-name="ce7" office:value-type="string">
            <text:p>Supplier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5</text:p>
          </table:table-cell>
          <table:table-cell table:style-name="ce5" office:value-type="string">
            <text:p>Element 'TaxTotal' may occur at maximum 1 times.</text:p>
          </table:table-cell>
          <table:table-cell table:style-name="ce7" office:value-type="string">
            <text:p>InvoiceLin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6</text:p>
          </table:table-cell>
          <table:table-cell table:style-name="ce5" office:value-type="string">
            <text:p>Element 'Price' must occur exactly 1 times.</text:p>
          </table:table-cell>
          <table:table-cell table:style-name="ce7" office:value-type="string">
            <text:p>InvoiceLin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7</text:p>
          </table:table-cell>
          <table:table-cell table:style-name="ce5" office:value-type="string">
            <text:p>Element 'Description' may occur at maximum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8</text:p>
          </table:table-cell>
          <table:table-cell table:style-name="ce5" office:value-type="string">
            <text:p>Element 'Name' must occur exactly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09</text:p>
          </table:table-cell>
          <table:table-cell table:style-name="ce5" office:value-type="string">
            <text:p>Element 'ClassifiedTaxCategory' may occur at maximum 1 times.</text:p>
          </table:table-cell>
          <table:table-cell table:style-name="ce7" office:value-type="string">
            <text:p>Item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0</text:p>
          </table:table-cell>
          <table:table-cell table:style-name="ce5" office:value-type="string">
            <text:p>Element 'AllowanceCharge' may occur at maximum 1 times.</text:p>
          </table:table-cell>
          <table:table-cell table:style-name="ce7" office:value-type="string">
            <text:p>Pric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1</text:p>
          </table:table-cell>
          <table:table-cell table:style-name="ce5" office:value-type="string">
            <text:p>Element 'TaxExclusiveAmount' must occur exactly 1 times.</text:p>
          </table:table-cell>
          <table:table-cell table:style-name="ce7" office:value-type="string">
            <text:p>Monetary Total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2</text:p>
          </table:table-cell>
          <table:table-cell table:style-name="ce5" office:value-type="string">
            <text:p>Element 'TaxInclusiveAmount' must occur exactly 1 times.</text:p>
          </table:table-cell>
          <table:table-cell table:style-name="ce7" office:value-type="string">
            <text:p>Monetary Total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3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7" office:value-type="string">
            <text:p>Paye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4</text:p>
          </table:table-cell>
          <table:table-cell table:style-name="ce5" office:value-type="string">
            <text:p>Element 'PartyName' may occur at maximum 1 times</text:p>
          </table:table-cell>
          <table:table-cell table:style-name="ce7" office:value-type="string">
            <text:p>Payee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IICORE-T15-R415</text:p>
          </table:table-cell>
          <table:table-cell table:style-name="ce5" office:value-type="string">
            <text:p>Element 'ID' must occur exactly 1 times.</text:p>
          </table:table-cell>
          <table:table-cell table:style-name="ce7" office:value-type="string">
            <text:p>Financial Account</text:p>
          </table:table-cell>
          <table:table-cell table:style-name="ce7" office:value-type="string">
            <text:p>warning</text:p>
          </table:table-cell>
          <table:table-cell table:style-name="ce7" office:value-type="string">
            <text:p>T15</text:p>
          </table:table-cell>
          <table:table-cell table:number-columns-repeated="1019"/>
        </table:table-row>
        <table:table-row table:style-name="ro3" table:number-rows-repeated="651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ce14"/>
        <table:table-column table:style-name="co11" table:default-cell-style-name="ce14"/>
        <table:table-column table:style-name="co12" table:default-cell-style-name="ce5"/>
        <table:table-column table:style-name="co9" table:default-cell-style-name="Default"/>
        <table:table-column table:style-name="co13" table:default-cell-style-name="Default"/>
        <table:table-column table:style-name="co9" table:number-columns-repeated="1019" table:default-cell-style-name="Default"/>
        <table:table-row table:style-name="ro3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0</text:p>
          </table:table-cell>
          <table:table-cell table:style-name="ce15" office:value-type="string">
            <text:p>contains(cbc:CustomizationID, 'urn:www.cenbii.eu:transaction:biicoretrdm015:ver1.0')</text:p>
          </table:table-cell>
          <table:table-cell table:style-name="ce16"/>
          <table:table-cell table:number-columns-repeated="17"/>
          <table:table-cell table:style-name="ce7" table:number-columns-repeated="236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1</text:p>
          </table:table-cell>
          <table:table-cell office:value-type="string">
            <text:p>not(count(//*[not(text())]) &gt; 0)</text:p>
          </table:table-cell>
          <table:table-cell table:style-name="ce16"/>
          <table:table-cell table:number-columns-repeated="17"/>
          <table:table-cell table:style-name="ce7" table:number-columns-repeated="236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2</text:p>
          </table:table-cell>
          <table:table-cell office:value-type="string">
            <text:p>not(cbc:CopyIndicator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3</text:p>
          </table:table-cell>
          <table:table-cell office:value-type="string">
            <text:p>not(cbc:UUID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4</text:p>
          </table:table-cell>
          <table:table-cell office:value-type="string">
            <text:p>not(cbc:IssueTim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5</text:p>
          </table:table-cell>
          <table:table-cell office:value-type="string">
            <text:p>not(cbc:Tax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6</text:p>
          </table:table-cell>
          <table:table-cell office:value-type="string">
            <text:p>not(cbc:PricingCurrencyCod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7</text:p>
          </table:table-cell>
          <table:table-cell office:value-type="string">
            <text:p>not(cbc:PaymentCurrencyCod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8</text:p>
          </table:table-cell>
          <table:table-cell office:value-type="string">
            <text:p>not(cbc:PaymentAlternativeCurrencyCod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09</text:p>
          </table:table-cell>
          <table:table-cell office:value-type="string">
            <text:p>not(cbc:AccountingCostCod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0</text:p>
          </table:table-cell>
          <table:table-cell office:value-type="string">
            <text:p>not(cbc:LineCount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1</text:p>
          </table:table-cell>
          <table:table-cell office:value-type="string">
            <text:p>not(cac:BillingReference/cac:SelfBilledInvoice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2</text:p>
          </table:table-cell>
          <table:table-cell office:value-type="string">
            <text:p>not(cac:DespatchDocumentReferenc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3</text:p>
          </table:table-cell>
          <table:table-cell office:value-type="string">
            <text:p>not(cac:Receipt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4</text:p>
          </table:table-cell>
          <table:table-cell office:value-type="string">
            <text:p>not(cac:Originator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5</text:p>
          </table:table-cell>
          <table:table-cell office:value-type="string">
            <text:p>not(cac:Signatu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6</text:p>
          </table:table-cell>
          <table:table-cell office:value-type="string">
            <text:p>not(cac:BuyerCustom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7</text:p>
          </table:table-cell>
          <table:table-cell office:value-type="string">
            <text:p>not(cac:SellerSuppli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8</text:p>
          </table:table-cell>
          <table:table-cell office:value-type="string">
            <text:p>not(cac:TaxRepresentative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19</text:p>
          </table:table-cell>
          <table:table-cell office:value-type="string">
            <text:p>not(cac:DeliveryTerm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0</text:p>
          </table:table-cell>
          <table:table-cell office:value-type="string">
            <text:p>not(cac:PrepaidPay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1</text:p>
          </table:table-cell>
          <table:table-cell office:value-type="string">
            <text:p>not(cac:TaxExchangeR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2</text:p>
          </table:table-cell>
          <table:table-cell office:value-type="string">
            <text:p>not(cac:PricingExchangeR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3</text:p>
          </table:table-cell>
          <table:table-cell office:value-type="string">
            <text:p>not(cac:PaymentExchangeR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4</text:p>
          </table:table-cell>
          <table:table-cell office:value-type="string">
            <text:p>not(cac:PaymentAlternativeExchangeR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5</text:p>
          </table:table-cell>
          <table:table-cell office:value-type="string">
            <text:p>not(cac:InvoicePeriod/cbc:StartTi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6</text:p>
          </table:table-cell>
          <table:table-cell office:value-type="string">
            <text:p>not(cac:InvoicePeriod/cbc:EndTi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7</text:p>
          </table:table-cell>
          <table:table-cell office:value-type="string">
            <text:p>not(cac:InvoicePeriod/cbc:DurationMeasu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8</text:p>
          </table:table-cell>
          <table:table-cell office:value-type="string">
            <text:p>not(cac:InvoicePeriod/cbc:Descrip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29</text:p>
          </table:table-cell>
          <table:table-cell office:value-type="string">
            <text:p>not(cac:InvoicePeriod/cbc:Descripti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0</text:p>
          </table:table-cell>
          <table:table-cell office:value-type="string">
            <text:p>not(cac:OrderReference/cbc:SalesOrder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1</text:p>
          </table:table-cell>
          <table:table-cell office:value-type="string">
            <text:p>not(cac:OrderReference/cbc:CopyIndicator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2</text:p>
          </table:table-cell>
          <table:table-cell office:value-type="string">
            <text:p>not(cac:OrderReference/cbc:UUID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3</text:p>
          </table:table-cell>
          <table:table-cell office:value-type="string">
            <text:p>not(cac:OrderReference/cbc:IssueDat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4</text:p>
          </table:table-cell>
          <table:table-cell office:value-type="string">
            <text:p>not(cac:OrderReference/cbc:IssueTime) 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5</text:p>
          </table:table-cell>
          <table:table-cell office:value-type="string">
            <text:p>not(cac:OrderReference/cbc:Customer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6</text:p>
          </table:table-cell>
          <table:table-cell office:value-type="string">
            <text:p>not(cac:OrderReference/cac: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7</text:p>
          </table:table-cell>
          <table:table-cell office:value-type="string">
            <text:p>not(cac:ContractDocumentReference/cbc:Cooy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8</text:p>
          </table:table-cell>
          <table:table-cell office:value-type="string">
            <text:p>not(cac:ContractDocumentReference/cbc:UU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39</text:p>
          </table:table-cell>
          <table:table-cell office:value-type="string">
            <text:p>not(cac:ContractDocumentReference/cbc:IssueD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0</text:p>
          </table:table-cell>
          <table:table-cell office:value-type="string">
            <text:p>not(cac:ContractDocumentReference/cbc:Document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1</text:p>
          </table:table-cell>
          <table:table-cell office:value-type="string">
            <text:p>not(cac:ContractDocumentReference/cbc:XPat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2</text:p>
          </table:table-cell>
          <table:table-cell office:value-type="string">
            <text:p>not(cac:ContractDocumentReference/cac:Attach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3</text:p>
          </table:table-cell>
          <table:table-cell office:value-type="string">
            <text:p>not(cac:AdditionalDocumentReference/cbc:Copy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4</text:p>
          </table:table-cell>
          <table:table-cell office:value-type="string">
            <text:p>not(cac:AdditionalDocumentReference/cbc:UU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5</text:p>
          </table:table-cell>
          <table:table-cell office:value-type="string">
            <text:p>not(cac:AdditionalDocumentReference/cbc:IssueD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6</text:p>
          </table:table-cell>
          <table:table-cell office:value-type="string">
            <text:p>not(cac:AdditionalDocumentReference/cbc:Document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7</text:p>
          </table:table-cell>
          <table:table-cell office:value-type="string">
            <text:p>not(cac:AdditionalDocumentReference/cbc:XPat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8</text:p>
          </table:table-cell>
          <table:table-cell office:value-type="string">
            <text:p>not(cac:AdditionalDocumentReference/cac:Attachment/cac:ExternalReference/cbc:DocumentHas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49</text:p>
          </table:table-cell>
          <table:table-cell office:value-type="string">
            <text:p>not(cac:AdditionalDocumentReference/cac:Attachment/cac:ExternalReference/cbc:ExpiryD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0</text:p>
          </table:table-cell>
          <table:table-cell office:value-type="string">
            <text:p>not(cac:AdditionalDocumentReference/cac:Attachment/cac:ExternalReference/cbc:ExpiryTi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1</text:p>
          </table:table-cell>
          <table:table-cell office:value-type="string">
            <text:p>not(cac:AccountingSupplierParty/cbc:CustomerAssignedAccount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2</text:p>
          </table:table-cell>
          <table:table-cell office:value-type="string">
            <text:p>not(cac:AccountingSupplierParty/cbc:AdditionalAccount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3</text:p>
          </table:table-cell>
          <table:table-cell office:value-type="string">
            <text:p>not(cac:AccountingSupplierParty/cbc:DataSendingCapabil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4</text:p>
          </table:table-cell>
          <table:table-cell office:value-type="string">
            <text:p>not(cac:AccountingSupplierParty/cac:Despatch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5</text:p>
          </table:table-cell>
          <table:table-cell office:value-type="string">
            <text:p>not(cac:AccountingSupplierParty/cac:Accounting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6</text:p>
          </table:table-cell>
          <table:table-cell office:value-type="string">
            <text:p>not(cac:AccountingSupplierParty/cac:Seller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7</text:p>
          </table:table-cell>
          <table:table-cell office:value-type="string">
            <text:p>not(cac:AccountingSupplierParty/cac:Party/cbc:MarkCar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8</text:p>
          </table:table-cell>
          <table:table-cell office:value-type="string">
            <text:p>not(cac:AccountingSupplierParty/cac:Party/cbc:MarkAttention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59</text:p>
          </table:table-cell>
          <table:table-cell office:value-type="string">
            <text:p>not(cac:AccountingSupplierParty/cac:Party/cbc:WebsiteURI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0</text:p>
          </table:table-cell>
          <table:table-cell office:value-type="string">
            <text:p>not(cac:AccountingSupplierParty/cac:Party/cbc:LogoReference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1</text:p>
          </table:table-cell>
          <table:table-cell office:value-type="string">
            <text:p>not(cac:AccountingSupplierParty/cac:Party/cac:Langua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2</text:p>
          </table:table-cell>
          <table:table-cell office:value-type="string">
            <text:p>not(cac:AccountingSupplierParty/cac:Party/cac:PostalAddress/cbc:Address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3</text:p>
          </table:table-cell>
          <table:table-cell office:value-type="string">
            <text:p>not(cac:AccountingSupplierParty/cac:Party/cac:PostalAddress/cbc:AddressForma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4</text:p>
          </table:table-cell>
          <table:table-cell office:value-type="string">
            <text:p>not(cac:AccountingSupplierParty/cac:Party/cac:PostalAddress/cbc:Flo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5</text:p>
          </table:table-cell>
          <table:table-cell office:value-type="string">
            <text:p>not(cac:AccountingSupplierParty/cac:Party/cac:PostalAddress/cbc:Roo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6</text:p>
          </table:table-cell>
          <table:table-cell office:value-type="string">
            <text:p>not(cac:AccountingSupplierParty/cac:Party/cac:PostalAddress/cbc:Block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7</text:p>
          </table:table-cell>
          <table:table-cell office:value-type="string">
            <text:p>not(cac:AccountingSupplierParty/cac:Party/cac:PostalAddress/cbc:Building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8</text:p>
          </table:table-cell>
          <table:table-cell office:value-type="string">
            <text:p>not(cac:AccountingSupplierParty/cac:Party/cac:PostalAddress/cbc:InhouseMai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69</text:p>
          </table:table-cell>
          <table:table-cell office:value-type="string">
            <text:p>not(cac:AccountingSupplierParty/cac:Party/cac:PostalAddress/cbc:MarkAtten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0</text:p>
          </table:table-cell>
          <table:table-cell office:value-type="string">
            <text:p>not(cac:AccountingSupplierParty/cac:Party/cac:PostalAddress/cbc:MarkCa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1</text:p>
          </table:table-cell>
          <table:table-cell office:value-type="string">
            <text:p>not(cac:AccountingSupplierParty/cac:Party/cac:PostalAddress/cbc:Plot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2</text:p>
          </table:table-cell>
          <table:table-cell office:value-type="string">
            <text:p>not(cac:AccountingSupplierParty/cac:Party/cac:PostalAddress/cbc:CitySubdivis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3</text:p>
          </table:table-cell>
          <table:table-cell office:value-type="string">
            <text:p>not(cac:AccountingSupplierParty/cac:Party/cac:PostalAddress/cbc:Reg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4</text:p>
          </table:table-cell>
          <table:table-cell office:value-type="string">
            <text:p>not(cac:AccountingSupplierParty/cac:Party/cac:PostalAddress/cbc:Distri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5</text:p>
          </table:table-cell>
          <table:table-cell office:value-type="string">
            <text:p>not(cac:AccountingSupplierParty/cac:Party/cac:PostalAddress/cbc:TimezoneOffse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6</text:p>
          </table:table-cell>
          <table:table-cell office:value-type="string">
            <text:p>not(cac:AccountingSupplierParty/cac:Party/cac:PostalAddress/cac:Address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7</text:p>
          </table:table-cell>
          <table:table-cell office:value-type="string">
            <text:p>not(cac:AccountingSupplierParty/cac:Party/cac:PostalAddress/cac:Count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8</text:p>
          </table:table-cell>
          <table:table-cell office:value-type="string">
            <text:p>not(cac:AccountingSupplierParty/cac:Party/cac:PostalAddress/cac:LocationCoordin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79</text:p>
          </table:table-cell>
          <table:table-cell office:value-type="string">
            <text:p>not(cac:AccountingSupplierParty/cac:Party/cac:PhysicalLo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0</text:p>
          </table:table-cell>
          <table:table-cell office:value-type="string">
            <text:p>not(cac:AccountingSupplierParty/cac:Party/cac:PartyTaxScheme/cbc:Registrat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1</text:p>
          </table:table-cell>
          <table:table-cell office:value-type="string">
            <text:p>not(cac:AccountingSupplierParty/cac:Party/cac:PartyTaxScheme/cbc:TaxLevel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2</text:p>
          </table:table-cell>
          <table:table-cell office:value-type="string">
            <text:p>not(cac:AccountingSupplierParty/cac:Party/cac:PartyTaxScheme/cbc:Exemption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3</text:p>
          </table:table-cell>
          <table:table-cell office:value-type="string">
            <text:p>not(cac:AccountingSupplierParty/cac:Party/cac:PartyTaxScheme/cbc:ExemptionReas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4</text:p>
          </table:table-cell>
          <table:table-cell office:value-type="string">
            <text:p>not(cac:AccountingSupplierParty/cac:Party/cac:PartyTaxScheme/cac:Registrat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5</text:p>
          </table:table-cell>
          <table:table-cell office:value-type="string">
            <text:p>not(cac:AccountingSupplierParty/cac:Party/cac:PartyTaxScheme/cac:TaxScheme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6</text:p>
          </table:table-cell>
          <table:table-cell office:value-type="string">
            <text:p>not(cac:AccountingSupplierParty/cac:Party/cac:PartyTaxScheme/cac:TaxScheme/cbc:Tax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87</text:p>
          </table:table-cell>
          <table:table-cell office:value-type="string">
            <text:p>not(cac:AccountingSupplierParty/cac:Party/cac:PartyTaxScheme/cac:TaxScheme/cbc: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88</text:p>
          </table:table-cell>
          <table:table-cell office:value-type="string">
            <text:p>not(cac:AccountingSupplierParty/cac:Party/cac:PartyTaxScheme/cac:TaxScheme/cac:JurisdictionReg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89</text:p>
          </table:table-cell>
          <table:table-cell office:value-type="string">
            <text:p>not(cac:AccountingSupplierParty/cac:Party/cac:PartyLegalEntity/cac:RegistrationAddress/cbc:Address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0</text:p>
          </table:table-cell>
          <table:table-cell office:value-type="string">
            <text:p>not(cac:AccountingSupplierParty/cac:Party/cac:PartyLegalEntity/cac:RegistrationAddress/cbc:AddressForma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91</text:p>
          </table:table-cell>
          <table:table-cell office:value-type="string">
            <text:p>not(cac:AccountingSupplierParty/cac:Party/cac:PartyLegalEntity/cac:RegistrationAddress/cbc:Postbox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92</text:p>
          </table:table-cell>
          <table:table-cell office:value-type="string">
            <text:p>not(cac:AccountingSupplierParty/cac:Party/cac:PartyLegalEntity/cac:RegistrationAddress/cbc:Flo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093</text:p>
          </table:table-cell>
          <table:table-cell office:value-type="string">
            <text:p>not(cac:AccountingSupplierParty/cac:Party/cac:PartyLegalEntity/cac:RegistrationAddress/cbc:Roo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4</text:p>
          </table:table-cell>
          <table:table-cell office:value-type="string">
            <text:p>not(cac:AccountingSupplierParty/cac:Party/cac:PartyLegalEntity/cac:RegistrationAddress/cbc:Street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5</text:p>
          </table:table-cell>
          <table:table-cell office:value-type="string">
            <text:p>not(cac:AccountingSupplierParty/cac:Party/cac:PartyLegalEntity/cac:RegistrationAddress/cbc:AdditionalStreet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6</text:p>
          </table:table-cell>
          <table:table-cell office:value-type="string">
            <text:p>not(cac:AccountingSupplierParty/cac:Party/cac:PartyLegalEntity/cac:RegistrationAddress/cbc:Block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7</text:p>
          </table:table-cell>
          <table:table-cell office:value-type="string">
            <text:p>not(cac:AccountingSupplierParty/cac:Party/cac:PartyLegalEntity/cac:RegistrationAddress/cbc:Building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8</text:p>
          </table:table-cell>
          <table:table-cell office:value-type="string">
            <text:p>not(cac:AccountingSupplierParty/cac:Party/cac:PartyLegalEntity/cac:RegistrationAddress/cbc:BuildingNumbe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099</text:p>
          </table:table-cell>
          <table:table-cell office:value-type="string">
            <text:p>not(cac:AccountingSupplierParty/cac:Party/cac:PartyLegalEntity/cac:RegistrationAddress/cbc:InhouseMai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0</text:p>
          </table:table-cell>
          <table:table-cell office:value-type="string">
            <text:p>not(cac:AccountingSupplierParty/cac:Party/cac:PartyLegalEntity/cac:RegistrationAddress/cbc:Depart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1</text:p>
          </table:table-cell>
          <table:table-cell office:value-type="string">
            <text:p>not(cac:AccountingSupplierParty/cac:Party/cac:PartyLegalEntity/cac:RegistrationAddress/cbc:MarkAtten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2</text:p>
          </table:table-cell>
          <table:table-cell office:value-type="string">
            <text:p>not(cac:AccountingSupplierParty/cac:Party/cac:PartyLegalEntity/cac:RegistrationAddress/cbc:MarkCa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3</text:p>
          </table:table-cell>
          <table:table-cell office:value-type="string">
            <text:p>not(cac:AccountingSupplierParty/cac:Party/cac:PartyLegalEntity/cac:RegistrationAddress/cbc:Plot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4</text:p>
          </table:table-cell>
          <table:table-cell office:value-type="string">
            <text:p>not(cac:AccountingSupplierParty/cac:Party/cac:PartyLegalEntity/cac:RegistrationAddress/cbc:CitySubdivis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5</text:p>
          </table:table-cell>
          <table:table-cell office:value-type="string">
            <text:p>not(cac:AccountingSupplierParty/cac:Party/cac:PartyLegalEntity/cac:RegistrationAddress/cbc:PostalZo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6</text:p>
          </table:table-cell>
          <table:table-cell office:value-type="string">
            <text:p>not(cac:AccountingSupplierParty/cac:Party/cac:PartyLegalEntity/cac:RegistrationAddress/cbc:CountrySubentit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07</text:p>
          </table:table-cell>
          <table:table-cell office:value-type="string">
            <text:p>not(cac:AccountingSupplierParty/cac:Party/cac:PartyLegalEntity/cac:RegistrationAddress/cbc:Reg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08</text:p>
          </table:table-cell>
          <table:table-cell office:value-type="string">
            <text:p>not(cac:AccountingSupplierParty/cac:Party/cac:PartyLegalEntity/cac:RegistrationAddress/cbc:Distri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09</text:p>
          </table:table-cell>
          <table:table-cell office:value-type="string">
            <text:p>not(cac:AccountingSupplierParty/cac:Party/cac:PartyLegalEntity/cac:RegistrationAddress/cbc:TimezoneOffse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10</text:p>
          </table:table-cell>
          <table:table-cell office:value-type="string">
            <text:p>not(cac:AccountingSupplierParty/cac:Party/cac:PartyLegalEntity/cac:RegistrationAddress/cac:Address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11</text:p>
          </table:table-cell>
          <table:table-cell office:value-type="string">
            <text:p>not(cac:AccountingSupplierParty/cac:Party/cac:PartyLegalEntity/cac:RegistrationAddress/cac:Count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12</text:p>
          </table:table-cell>
          <table:table-cell office:value-type="string">
            <text:p>not(cac:AccountingSupplierParty/cac:Party/cac:PartyLegalEntity/cac:RegistrationAddress/cac:LocationCoordin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3</text:p>
          </table:table-cell>
          <table:table-cell office:value-type="string">
            <text:p>not(cac:AccountingSupplierParty/cac:Party/cac:PartyLegalEntity/cac:CorporateRegistrationSche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4</text:p>
          </table:table-cell>
          <table:table-cell office:value-type="string">
            <text:p>not(cac:AccountingSupplierParty/cac:Party/cac:Contact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5</text:p>
          </table:table-cell>
          <table:table-cell office:value-type="string">
            <text:p>not(cac:AccountingSupplierParty/cac:Party/cac:Contact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6</text:p>
          </table:table-cell>
          <table:table-cell office:value-type="string">
            <text:p>not(cac:AccountingSupplierParty/cac:Party/cac:Contact/cbc:No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7</text:p>
          </table:table-cell>
          <table:table-cell office:value-type="string">
            <text:p>not(cac:AccountingSupplierParty/cac:Party/cac:Contact/cac:OtherCommun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8</text:p>
          </table:table-cell>
          <table:table-cell office:value-type="string">
            <text:p>not(cac:AccountingSupplierParty/cac:Party/cac:Person/cbc:Titl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19</text:p>
          </table:table-cell>
          <table:table-cell office:value-type="string">
            <text:p>not(cac:AccountingSupplierParty/cac:Party/cac:Person/cbc:NameSuffix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0</text:p>
          </table:table-cell>
          <table:table-cell office:value-type="string">
            <text:p>not(cac:AccountingSupplierParty/cac:Party/cac:Person/cbc:OrganizationDepart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1</text:p>
          </table:table-cell>
          <table:table-cell office:value-type="string">
            <text:p>not(cac:AccountingSupplierParty/cac:Party/cac:Agent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2</text:p>
          </table:table-cell>
          <table:table-cell office:value-type="string">
            <text:p>not(cac:AccountingCustomerParty/cbc:SupplierAssignedAccount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3</text:p>
          </table:table-cell>
          <table:table-cell office:value-type="string">
            <text:p>not(cac:AccountingCustomerParty/cbc:CustomerAssignedAccount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4</text:p>
          </table:table-cell>
          <table:table-cell office:value-type="string">
            <text:p>not(cac:AccountingCustomerParty/cbc:AdditionalAccount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5</text:p>
          </table:table-cell>
          <table:table-cell office:value-type="string">
            <text:p>not(cac:AccountingCustomerParty/cac:Delivery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6</text:p>
          </table:table-cell>
          <table:table-cell office:value-type="string">
            <text:p>not(cac:AccountingCustomerParty/cac:Accounting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7</text:p>
          </table:table-cell>
          <table:table-cell office:value-type="string">
            <text:p>not(cac:AccountingCustomerParty/cac:Buyer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8</text:p>
          </table:table-cell>
          <table:table-cell office:value-type="string">
            <text:p>not(cac:AccountingCustomerParty/cac:Party/cbc:MarkCar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29</text:p>
          </table:table-cell>
          <table:table-cell office:value-type="string">
            <text:p>not(cac:AccountingCustomerParty/cac:Party/cbc:MarkAttention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0</text:p>
          </table:table-cell>
          <table:table-cell office:value-type="string">
            <text:p>not(cac:AccountingCustomerParty/cac:Party/cbc:WebsiteURI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1</text:p>
          </table:table-cell>
          <table:table-cell office:value-type="string">
            <text:p>not(cac:AccountingCustomerParty/cac:Party/cbc:LogoReference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2</text:p>
          </table:table-cell>
          <table:table-cell office:value-type="string">
            <text:p>not(cac:AccountingCustomerParty/cac:Party/cac:Langua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3</text:p>
          </table:table-cell>
          <table:table-cell office:value-type="string">
            <text:p>not(cac:AccountingCustomerParty/cac:Party/cac:PostalAddress/cbc:Address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4</text:p>
          </table:table-cell>
          <table:table-cell office:value-type="string">
            <text:p>not(cac:AccountingCustomerParty/cac:Party/cac:PostalAddress/cbc:AddressForma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5</text:p>
          </table:table-cell>
          <table:table-cell office:value-type="string">
            <text:p>not(cac:AccountingCustomerParty/cac:Party/cac:PostalAddress/cbc:Flo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6</text:p>
          </table:table-cell>
          <table:table-cell office:value-type="string">
            <text:p>not(cac:AccountingCustomerParty/cac:Party/cac:PostalAddress/cbc:Roo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7</text:p>
          </table:table-cell>
          <table:table-cell office:value-type="string">
            <text:p>not(cac:AccountingCustomerParty/cac:Party/cac:PostalAddress/cbc:Block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8</text:p>
          </table:table-cell>
          <table:table-cell office:value-type="string">
            <text:p>not(cac:AccountingCustomerParty/cac:Party/cac:PostalAddress/cbc:Building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39</text:p>
          </table:table-cell>
          <table:table-cell office:value-type="string">
            <text:p>not(cac:AccountingCustomerParty/cac:Party/cac:PostalAddress/cbc:InhouseMai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0</text:p>
          </table:table-cell>
          <table:table-cell office:value-type="string">
            <text:p>not(cac:AccountingCustomerParty/cac:Party/cac:PostalAddress/cbc:MarkAtten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1</text:p>
          </table:table-cell>
          <table:table-cell office:value-type="string">
            <text:p>not(cac:AccountingCustomerParty/cac:Party/cac:PostalAddress/cbc:MarkCa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2</text:p>
          </table:table-cell>
          <table:table-cell office:value-type="string">
            <text:p>not(cac:AccountingCustomerParty/cac:Party/cac:PostalAddress/cbc:Plot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3</text:p>
          </table:table-cell>
          <table:table-cell office:value-type="string">
            <text:p>not(cac:AccountingCustomerParty/cac:Party/cac:PostalAddress/cbc:CitySubdivis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4</text:p>
          </table:table-cell>
          <table:table-cell office:value-type="string">
            <text:p>not(cac:AccountingCustomerParty/cac:Party/cac:PostalAddress/cbc:Reg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5</text:p>
          </table:table-cell>
          <table:table-cell office:value-type="string">
            <text:p>not(cac:AccountingCustomerParty/cac:Party/cac:PostalAddress/cbc:Distri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6</text:p>
          </table:table-cell>
          <table:table-cell office:value-type="string">
            <text:p>not(cac:AccountingCustomerParty/cac:Party/cac:PostalAddress/cbc:TimezoneOffse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7</text:p>
          </table:table-cell>
          <table:table-cell office:value-type="string">
            <text:p>not(cac:AccountingCustomerParty/cac:Party/cac:PostalAddress/cac:Address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8</text:p>
          </table:table-cell>
          <table:table-cell office:value-type="string">
            <text:p>not(cac:AccountingCustomerParty/cac:Party/cac:PostalAddress/cac:Count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49</text:p>
          </table:table-cell>
          <table:table-cell office:value-type="string">
            <text:p>not(cac:AccountingCustomerParty/cac:Party/cac:PostalAddress/cac:LocationCoordin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0</text:p>
          </table:table-cell>
          <table:table-cell office:value-type="string">
            <text:p>not(cac:AccountingCustomerParty/cac:Party/cac:PhysicalLo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1</text:p>
          </table:table-cell>
          <table:table-cell office:value-type="string">
            <text:p>not(cac:AccountingCustomerParty/cac:Party/cac:PartyTaxScheme/cbc:Registrat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2</text:p>
          </table:table-cell>
          <table:table-cell office:value-type="string">
            <text:p>not(cac:AccountingCustomerParty/cac:Party/cac:PartyTaxScheme/cbc:TaxLevel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3</text:p>
          </table:table-cell>
          <table:table-cell office:value-type="string">
            <text:p>not(cac:AccountingCustomerParty/cac:Party/cac:PartyTaxScheme/cbc:Exemption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4</text:p>
          </table:table-cell>
          <table:table-cell office:value-type="string">
            <text:p>not(cac:AccountingCustomerParty/cac:Party/cac:PartyTaxScheme/cbc:ExemptionReas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5</text:p>
          </table:table-cell>
          <table:table-cell office:value-type="string">
            <text:p>not(cac:AccountingCustomerParty/cac:Party/cac:PartyTaxScheme/cac:Registrat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6</text:p>
          </table:table-cell>
          <table:table-cell office:value-type="string">
            <text:p>not(cac:AccountingCustomerParty/cac:Party/cac:PartyTaxScheme/cac:TaxScheme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7</text:p>
          </table:table-cell>
          <table:table-cell office:value-type="string">
            <text:p>not(cac:AccountingCustomerParty/cac:Party/cac:PartyTaxScheme/cac:TaxScheme/cbc:Tax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58</text:p>
          </table:table-cell>
          <table:table-cell office:value-type="string">
            <text:p>not(cac:AccountingCustomerParty/cac:Party/cac:PartyTaxScheme/cac:TaxScheme/cbc: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59</text:p>
          </table:table-cell>
          <table:table-cell office:value-type="string">
            <text:p>not(cac:AccountingCustomerParty/cac:Party/cac:PartyTaxScheme/cac:TaxScheme/cac:JurisdictionReg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0</text:p>
          </table:table-cell>
          <table:table-cell office:value-type="string">
            <text:p>not(cac:AccountingCustomerParty/cac:Party/cac:PartyLegalEntity/cac:RegistrationAddress/cbc:Address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1</text:p>
          </table:table-cell>
          <table:table-cell office:value-type="string">
            <text:p>not(cac:AccountingCustomerParty/cac:Party/cac:PartyLegalEntity/cac:RegistrationAddress/cbc:AddressForma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2</text:p>
          </table:table-cell>
          <table:table-cell office:value-type="string">
            <text:p>not(cac:AccountingCustomerParty/cac:Party/cac:PartyLegalEntity/cac:RegistrationAddress/cbc:Postbox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63</text:p>
          </table:table-cell>
          <table:table-cell office:value-type="string">
            <text:p>not(cac:AccountingCustomerParty/cac:Party/cac:PartyLegalEntity/cac:RegistrationAddress/cbc:Flo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64</text:p>
          </table:table-cell>
          <table:table-cell office:value-type="string">
            <text:p>not(cac:AccountingCustomerParty/cac:Party/cac:PartyLegalEntity/cac:RegistrationAddress/cbc:Roo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5</text:p>
          </table:table-cell>
          <table:table-cell office:value-type="string">
            <text:p>not(cac:AccountingCustomerParty/cac:Party/cac:PartyLegalEntity/cac:RegistrationAddress/cbc:Street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6</text:p>
          </table:table-cell>
          <table:table-cell office:value-type="string">
            <text:p>not(cac:AccountingCustomerParty/cac:Party/cac:PartyLegalEntity/cac:RegistrationAddress/cbc:AdditionalStreet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7</text:p>
          </table:table-cell>
          <table:table-cell office:value-type="string">
            <text:p>not(cac:AccountingCustomerParty/cac:Party/cac:PartyLegalEntity/cac:RegistrationAddress/cbc:Block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8</text:p>
          </table:table-cell>
          <table:table-cell office:value-type="string">
            <text:p>not(cac:AccountingCustomerParty/cac:Party/cac:PartyLegalEntity/cac:RegistrationAddress/cbc:Building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69</text:p>
          </table:table-cell>
          <table:table-cell office:value-type="string">
            <text:p>not(cac:AccountingCustomerParty/cac:Party/cac:PartyLegalEntity/cac:RegistrationAddress/cbc:BuildingNumbe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0</text:p>
          </table:table-cell>
          <table:table-cell office:value-type="string">
            <text:p>not(cac:AccountingCustomerParty/cac:Party/cac:PartyLegalEntity/cac:RegistrationAddress/cbc:InhouseMai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1</text:p>
          </table:table-cell>
          <table:table-cell office:value-type="string">
            <text:p>not(cac:AccountingCustomerParty/cac:Party/cac:PartyLegalEntity/cac:RegistrationAddress/cbc:Depart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2</text:p>
          </table:table-cell>
          <table:table-cell office:value-type="string">
            <text:p>not(cac:AccountingCustomerParty/cac:Party/cac:PartyLegalEntity/cac:RegistrationAddress/cbc:MarkAtten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3</text:p>
          </table:table-cell>
          <table:table-cell office:value-type="string">
            <text:p>not(cac:AccountingCustomerParty/cac:Party/cac:PartyLegalEntity/cac:RegistrationAddress/cbc:MarkCa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4</text:p>
          </table:table-cell>
          <table:table-cell office:value-type="string">
            <text:p>not(cac:AccountingCustomerParty/cac:Party/cac:PartyLegalEntity/cac:RegistrationAddress/cbc:Plot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5</text:p>
          </table:table-cell>
          <table:table-cell office:value-type="string">
            <text:p>not(cac:AccountingCustomerParty/cac:Party/cac:PartyLegalEntity/cac:RegistrationAddress/cbc:CitySubdivis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6</text:p>
          </table:table-cell>
          <table:table-cell office:value-type="string">
            <text:p>not(cac:AccountingCustomerParty/cac:Party/cac:PartyLegalEntity/cac:RegistrationAddress/cbc:PostalZo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7</text:p>
          </table:table-cell>
          <table:table-cell office:value-type="string">
            <text:p>not(cac:AccountingCustomerParty/cac:Party/cac:PartyLegalEntity/cac:RegistrationAddress/cbc:CountrySubentit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8</text:p>
          </table:table-cell>
          <table:table-cell office:value-type="string">
            <text:p>not(cac:AccountingCustomerParty/cac:Party/cac:PartyLegalEntity/cac:RegistrationAddress/cbc:Reg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79</text:p>
          </table:table-cell>
          <table:table-cell office:value-type="string">
            <text:p>not(cac:AccountingCustomerParty/cac:Party/cac:PartyLegalEntity/cac:RegistrationAddress/cbc:Distri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80</text:p>
          </table:table-cell>
          <table:table-cell office:value-type="string">
            <text:p>not(cac:AccountingCustomerParty/cac:Party/cac:PartyLegalEntity/cac:RegistrationAddress/cbc:TimezoneOffse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81</text:p>
          </table:table-cell>
          <table:table-cell office:value-type="string">
            <text:p>not(cac:AccountingCustomerParty/cac:Party/cac:PartyLegalEntity/cac:RegistrationAddress/cac:Address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82</text:p>
          </table:table-cell>
          <table:table-cell office:value-type="string">
            <text:p>not(cac:AccountingCustomerParty/cac:Party/cac:PartyLegalEntity/cac:RegistrationAddress/cac:Count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183</text:p>
          </table:table-cell>
          <table:table-cell office:value-type="string">
            <text:p>not(cac:AccountingCustomerParty/cac:Party/cac:PartyLegalEntity/cac:RegistrationAddress/cac:LocationCoordin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4</text:p>
          </table:table-cell>
          <table:table-cell office:value-type="string">
            <text:p>not(cac:AccountingCustomerParty/cac:Party/cac:PartyLegalEntity/cac:CorporateRegistrationSche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5</text:p>
          </table:table-cell>
          <table:table-cell office:value-type="string">
            <text:p>not(cac:AccountingCustomerParty/cac:Party/cac:Contact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6</text:p>
          </table:table-cell>
          <table:table-cell office:value-type="string">
            <text:p>not(cac:AccountingCustomerParty/cac:Party/cac:Contact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7</text:p>
          </table:table-cell>
          <table:table-cell office:value-type="string">
            <text:p>not(cac:AccountingCustomerParty/cac:Party/cac:Contact/cbc:No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8</text:p>
          </table:table-cell>
          <table:table-cell office:value-type="string">
            <text:p>not(cac:AccountingCustomerParty/cac:Party/cac:Contact/cac:OtherCommun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89</text:p>
          </table:table-cell>
          <table:table-cell office:value-type="string">
            <text:p>not(cac:AccountingCustomerParty/cac:Party/cac:Person/cbc:Titl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0</text:p>
          </table:table-cell>
          <table:table-cell office:value-type="string">
            <text:p>not(cac:AccountingCustomerParty/cac:Party/cac:Person/cbc:NameSuffix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1</text:p>
          </table:table-cell>
          <table:table-cell office:value-type="string">
            <text:p>not(cac:AccountingCustomerParty/cac:Party/cac:Person/cbc:OrganizationDepart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2</text:p>
          </table:table-cell>
          <table:table-cell office:value-type="string">
            <text:p>not(cac:AccountingCustomerParty/cac:Party/cac:Agent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3</text:p>
          </table:table-cell>
          <table:table-cell office:value-type="string">
            <text:p>not(cac:PayeeParty/cbc:MarkCar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4</text:p>
          </table:table-cell>
          <table:table-cell office:value-type="string">
            <text:p>not(cac:PayeeParty/cbc:MarkAttention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5</text:p>
          </table:table-cell>
          <table:table-cell office:value-type="string">
            <text:p>not(cac:PayeeParty/cbc:WebsiteURI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6</text:p>
          </table:table-cell>
          <table:table-cell office:value-type="string">
            <text:p>not(cac:PayeeParty/cbc:LogoReference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7</text:p>
          </table:table-cell>
          <table:table-cell office:value-type="string">
            <text:p>not(cac:PayeeParty/cac:Langua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8</text:p>
          </table:table-cell>
          <table:table-cell office:value-type="string">
            <text:p>not(cac:PayeeParty/cac:Postal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199</text:p>
          </table:table-cell>
          <table:table-cell office:value-type="string">
            <text:p>not(cac:PayeeParty/cac:PhysicalLo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0</text:p>
          </table:table-cell>
          <table:table-cell office:value-type="string">
            <text:p>not(cac:PayeeParty/cac:PartyTaxSche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1</text:p>
          </table:table-cell>
          <table:table-cell office:value-type="string">
            <text:p>not(cac:PayeeParty/cac:PartyLegalEntity/cbc:Registrat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2</text:p>
          </table:table-cell>
          <table:table-cell office:value-type="string">
            <text:p>not(cac:PayeeParty/cac:PartyLegalEntity/cac:Registrat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3</text:p>
          </table:table-cell>
          <table:table-cell office:value-type="string">
            <text:p>not(cac:PayeeParty/cac:PartyLegalEntity/cac:CorporateRegistrationSche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4</text:p>
          </table:table-cell>
          <table:table-cell office:value-type="string">
            <text:p>not(cac:PayeeParty/cac:Conta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5</text:p>
          </table:table-cell>
          <table:table-cell office:value-type="string">
            <text:p>not(cac:PayeeParty/cac:Pers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6</text:p>
          </table:table-cell>
          <table:table-cell office:value-type="string">
            <text:p>not(cac:PayeeParty/cac:Agent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7</text:p>
          </table:table-cell>
          <table:table-cell office:value-type="string">
            <text:p>not(cac:Delivery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8</text:p>
          </table:table-cell>
          <table:table-cell office:value-type="string">
            <text:p>not(cac:Delivery/cbc:Quant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09</text:p>
          </table:table-cell>
          <table:table-cell office:value-type="string">
            <text:p>not(cac:Delivery/cbc:MinimumQuant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0</text:p>
          </table:table-cell>
          <table:table-cell office:value-type="string">
            <text:p>not(cac:Delivery/cbc:MaximumQuant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1</text:p>
          </table:table-cell>
          <table:table-cell office:value-type="string">
            <text:p>not(cac:Delivery/cbc:ActualDeliveryTi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2</text:p>
          </table:table-cell>
          <table:table-cell office:value-type="string">
            <text:p>not(cac:Delivery/cbc:LatestDeliveryD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3</text:p>
          </table:table-cell>
          <table:table-cell office:value-type="string">
            <text:p>not(cac:Delivery/cbc:LatestDeliveryTi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4</text:p>
          </table:table-cell>
          <table:table-cell office:value-type="string">
            <text:p>not(cac:Delivery/cbc:Tracking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5</text:p>
          </table:table-cell>
          <table:table-cell office:value-type="string">
            <text:p>not(cac:Delivery/cac:Delivery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6</text:p>
          </table:table-cell>
          <table:table-cell office:value-type="string">
            <text:p>not(cac:Delivery/cac:DeliveryLocation/cbc:Descrip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7</text:p>
          </table:table-cell>
          <table:table-cell office:value-type="string">
            <text:p>not(cac:Delivery/cac:DeliveryLocation/cbc:Condition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8</text:p>
          </table:table-cell>
          <table:table-cell office:value-type="string">
            <text:p>not(cac:Delivery/cac:DeliveryLocation/cbc:CountrySubent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19</text:p>
          </table:table-cell>
          <table:table-cell office:value-type="string">
            <text:p>not(cac:Delivery/cac:DeliveryLocation/cbc:CountrySubentit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0</text:p>
          </table:table-cell>
          <table:table-cell office:value-type="string">
            <text:p>not(cac:Delivery/cac:DeliveryLocation/cac:Validit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1</text:p>
          </table:table-cell>
          <table:table-cell office:value-type="string">
            <text:p>not(cac:Delivery/cac:DeliveryLocation/cac:Address/cbc:Address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2</text:p>
          </table:table-cell>
          <table:table-cell office:value-type="string">
            <text:p>not(cac:Delivery/cac:DeliveryLocation/cac:Address/cbc:AddressForma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3</text:p>
          </table:table-cell>
          <table:table-cell office:value-type="string">
            <text:p>not(cac:Delivery/cac:DeliveryLocation/cac:Address/cbc:Flo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4</text:p>
          </table:table-cell>
          <table:table-cell office:value-type="string">
            <text:p>not(cac:Delivery/cac:DeliveryLocation/cac:Address/cbc:Roo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5</text:p>
          </table:table-cell>
          <table:table-cell office:value-type="string">
            <text:p>not(cac:Delivery/cac:DeliveryLocation/cac:Address/cbc:Block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6</text:p>
          </table:table-cell>
          <table:table-cell office:value-type="string">
            <text:p>not(cac:Delivery/cac:DeliveryLocation/cac:Address/cbc:Building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7</text:p>
          </table:table-cell>
          <table:table-cell office:value-type="string">
            <text:p>not(cac:Delivery/cac:DeliveryLocation/cac:Address/cbc:InhouseMai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8</text:p>
          </table:table-cell>
          <table:table-cell office:value-type="string">
            <text:p>not(cac:Delivery/cac:DeliveryLocation/cac:Address/cbc:Departm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29</text:p>
          </table:table-cell>
          <table:table-cell office:value-type="string">
            <text:p>not(cac:Delivery/cac:DeliveryLocation/cac:Address/cbc:MarkAtten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0</text:p>
          </table:table-cell>
          <table:table-cell office:value-type="string">
            <text:p>not(cac:Delivery/cac:DeliveryLocation/cac:Address/cbc:MarkCa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1</text:p>
          </table:table-cell>
          <table:table-cell office:value-type="string">
            <text:p>not(cac:Delivery/cac:DeliveryLocation/cac:Address/cbc:Plot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2</text:p>
          </table:table-cell>
          <table:table-cell office:value-type="string">
            <text:p>not(cac:Delivery/cac:DeliveryLocation/cac:Address/cbc:CitySubdivision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3</text:p>
          </table:table-cell>
          <table:table-cell office:value-type="string">
            <text:p>not(cac:Delivery/cac:DeliveryLocation/cac:Address/cbc:CountrySubentit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4</text:p>
          </table:table-cell>
          <table:table-cell office:value-type="string">
            <text:p>not(cac:Delivery/cac:DeliveryLocation/cac:Address/cbc:Reg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5</text:p>
          </table:table-cell>
          <table:table-cell office:value-type="string">
            <text:p>not(cac:Delivery/cac:DeliveryLocation/cac:Address/cbc:Distri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6</text:p>
          </table:table-cell>
          <table:table-cell office:value-type="string">
            <text:p>not(cac:Delivery/cac:DeliveryLocation/cac:Address/cbc:TimezoneOffse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7</text:p>
          </table:table-cell>
          <table:table-cell office:value-type="string">
            <text:p>not(cac:Delivery/cac:DeliveryLocation/cac:Address/cac:Address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8</text:p>
          </table:table-cell>
          <table:table-cell office:value-type="string">
            <text:p>not(cac:Delivery/cac:DeliveryLocation/cac:Address/cac:Count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39</text:p>
          </table:table-cell>
          <table:table-cell office:value-type="string">
            <text:p>not(cac:Delivery/cac:DeliveryLocation/cac:Address/cac:LocationCoordin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0</text:p>
          </table:table-cell>
          <table:table-cell office:value-type="string">
            <text:p>not(cac:Delivery/cac:DeliveryLocation/cac:RequestedDeliver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1</text:p>
          </table:table-cell>
          <table:table-cell office:value-type="string">
            <text:p>not(cac:Delivery/cac:DeliveryLocation/cac:PromisedDeliver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2</text:p>
          </table:table-cell>
          <table:table-cell office:value-type="string">
            <text:p>not(cac:Delivery/cac:DeliveryLocation/cac:EstimatedDeliver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3</text:p>
          </table:table-cell>
          <table:table-cell office:value-type="string">
            <text:p>not(cac:Delivery/cac:DeliveryLocation/cac:Delivery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4</text:p>
          </table:table-cell>
          <table:table-cell office:value-type="string">
            <text:p>not(cac:Delivery/cac:DeliveryLocation/cac:Despatc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5</text:p>
          </table:table-cell>
          <table:table-cell office:value-type="string">
            <text:p>not(cac:PaymentMeans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6</text:p>
          </table:table-cell>
          <table:table-cell office:value-type="string">
            <text:p>not(cac:PaymentMeans/cbc:Instruction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7</text:p>
          </table:table-cell>
          <table:table-cell office:value-type="string">
            <text:p>not(cac:PaymentMeans/cbc:InstructionNo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8</text:p>
          </table:table-cell>
          <table:table-cell office:value-type="string">
            <text:p>not(cac:PaymentMeans/cac:CardAcc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49</text:p>
          </table:table-cell>
          <table:table-cell office:value-type="string">
            <text:p>not(cac:PaymentMeans/cac:PayerFinancialAcc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0</text:p>
          </table:table-cell>
          <table:table-cell office:value-type="string">
            <text:p>not(cac:PaymentMeans/cac:CreditAcc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1</text:p>
          </table:table-cell>
          <table:table-cell office:value-type="string">
            <text:p>not(cac:PaymentMeans/cac:PayeeFinancialAccount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2</text:p>
          </table:table-cell>
          <table:table-cell office:value-type="string">
            <text:p>not(cac:PaymentMeans/cac:PayeeFinancialAccount/cbc:Account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3</text:p>
          </table:table-cell>
          <table:table-cell office:value-type="string">
            <text:p>not(cac:PaymentMeans/cac:PayeeFinancialAccount/cbc: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4</text:p>
          </table:table-cell>
          <table:table-cell office:value-type="string">
            <text:p>not(cac:PaymentMeans/cac:PayeeFinancialAccount/cac:Countr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5</text:p>
          </table:table-cell>
          <table:table-cell office:value-type="string">
            <text:p>not(cac:PaymentMeans/cac:PayeeFinancialAccount/cac:FinancialInstitutionBranch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6</text:p>
          </table:table-cell>
          <table:table-cell office:value-type="string">
            <text:p>not(cac:PaymentMeans/cac:PayeeFinancialAccount/cac:FinancialInstitutionBranch/cac: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257</text:p>
          </table:table-cell>
          <table:table-cell office:value-type="string">
            <text:p>not(cac:PaymentMeans/cac:PayeeFinancialAccount/cac:FinancialInstitutionBranch/cac:FinancialInstitution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258</text:p>
          </table:table-cell>
          <table:table-cell office:value-type="string">
            <text:p>not(cac:PaymentMeans/cac:PayeeFinancialAccount/cac:FinancialInstitutionBranch/cac:FinancialInstitution/cac: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59</text:p>
          </table:table-cell>
          <table:table-cell office:value-type="string">
            <text:p>not(cac:PaymentTerms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0</text:p>
          </table:table-cell>
          <table:table-cell office:value-type="string">
            <text:p>not(cac:PaymentTerms/cbc:PaymentMeans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1</text:p>
          </table:table-cell>
          <table:table-cell office:value-type="string">
            <text:p>not(cac:PaymentTerms/cbc:PrepaidPaymentReference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2</text:p>
          </table:table-cell>
          <table:table-cell office:value-type="string">
            <text:p>not(cac:PaymentTerms/cbc:ReferenceEven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3</text:p>
          </table:table-cell>
          <table:table-cell office:value-type="string">
            <text:p>not(cac:PaymentTerms/cbc:SettlementDiscount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4</text:p>
          </table:table-cell>
          <table:table-cell office:value-type="string">
            <text:p>not(cac:PaymentTerms/cbc:PenaltySurcharge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5</text:p>
          </table:table-cell>
          <table:table-cell office:value-type="string">
            <text:p>not(cac:PaymentTerms/cbc: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6</text:p>
          </table:table-cell>
          <table:table-cell office:value-type="string">
            <text:p>not(cac:PaymentTerms/cac:Settlement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7</text:p>
          </table:table-cell>
          <table:table-cell office:value-type="string">
            <text:p>not(cac:PaymentTerms/cac:Penalt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8</text:p>
          </table:table-cell>
          <table:table-cell office:value-type="string">
            <text:p>not(cac:AllowanceCharge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69</text:p>
          </table:table-cell>
          <table:table-cell office:value-type="string">
            <text:p>not(cac:AllowanceCharge/cbc:AllowanceCharge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0</text:p>
          </table:table-cell>
          <table:table-cell office:value-type="string">
            <text:p>not(cac:AllowanceCharge/cbc:MultiplierFactor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1</text:p>
          </table:table-cell>
          <table:table-cell office:value-type="string">
            <text:p>not(cac:AllowanceCharge/cbc:Prepaid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2</text:p>
          </table:table-cell>
          <table:table-cell office:value-type="string">
            <text:p>not(cac:AllowanceCharge/cbc:Sequence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3</text:p>
          </table:table-cell>
          <table:table-cell office:value-type="string">
            <text:p>not(cac:AllowanceCharge/cbc:Base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4</text:p>
          </table:table-cell>
          <table:table-cell office:value-type="string">
            <text:p>not(cac:AllowanceCharge/cbc:AccountingCos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5</text:p>
          </table:table-cell>
          <table:table-cell office:value-type="string">
            <text:p>not(cac:AllowanceCharge/cbc:AccountingCos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7">
          <table:table-cell table:style-name="ce13" office:value-type="string">
            <text:p>T15</text:p>
          </table:table-cell>
          <table:table-cell table:style-name="ce5" office:value-type="string">
            <text:p>BIICORE-T15-R276</text:p>
          </table:table-cell>
          <table:table-cell office:value-type="string">
            <text:p>not(cac:AllowanceCharge/cac:TaxCategory/cbc:Name) or not(cac:AllowanceCharge/cac:TaxCategory/cbc:Percent) or not(cac:AllowanceCharge/cac:TaxCategory/cbc:BaseUnitMeasure) or not(cac:AllowanceCharge/cac:TaxCategory/cbc:PerUnitAmount) or not(cac:AllowanceCharge/cac:TaxCategory/cbc:TaxExemptionReasonCode) or not(cac:AllowanceCharge/cac:TaxCategory/cbc:TaxExemptionReason) or not(cac:AllowanceCharge/cac:TaxCategory/cbc:TierRange) or not(cac:AllowanceCharge/cac:TaxCategory/cbc:TierRatePercent) or not(cac:AllowanceCharge/cac:TaxCategory/cac:TaxScheme/cbc:Name) or not(cac:AllowanceCharge/cac:TaxCategory/cac:TaxScheme/cbc:TaxTypeCode) or not(cac:AllowanceCharge/cac:TaxCategory/cac:TaxScheme/cbc:CurrencyCode) or not(cac:AllowanceCharge/cac:TaxCategory/cac:TaxScheme/cac:JurisdictionReg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7</text:p>
          </table:table-cell>
          <table:table-cell office:value-type="string">
            <text:p>not(cac:AllowanceCharge/cac:TaxTota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8</text:p>
          </table:table-cell>
          <table:table-cell office:value-type="string">
            <text:p>not(cac:AllowanceCharge/cac:PaymentMean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79</text:p>
          </table:table-cell>
          <table:table-cell office:value-type="string">
            <text:p>not(cac:TaxTotal/cbc:Rounding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0</text:p>
          </table:table-cell>
          <table:table-cell office:value-type="string">
            <text:p>not(cac:TaxTotal/cbc:TaxEvidenc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1</text:p>
          </table:table-cell>
          <table:table-cell office:value-type="string">
            <text:p>not(cac:TaxTotal/cac:TaxSubtotal/cbc:CalculationSequence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2</text:p>
          </table:table-cell>
          <table:table-cell office:value-type="string">
            <text:p>not(cac:TaxTotal/cac:TaxSubtotal/cbc:TransactionCurrencyTax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3</text:p>
          </table:table-cell>
          <table:table-cell office:value-type="string">
            <text:p>not(cac:TaxTotal/cac:TaxSubtotal/cbc: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4</text:p>
          </table:table-cell>
          <table:table-cell office:value-type="string">
            <text:p>not(cac:TaxTotal/cac:TaxSubtotal/cbc:BaseUnitMeasu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5</text:p>
          </table:table-cell>
          <table:table-cell office:value-type="string">
            <text:p>not(cac:TaxTotal/cac:TaxSubtotal/cbc:PerUnit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6</text:p>
          </table:table-cell>
          <table:table-cell office:value-type="string">
            <text:p>not(cac:TaxTotal/cac:TaxSubtotal/cbc:TierRan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7</text:p>
          </table:table-cell>
          <table:table-cell office:value-type="string">
            <text:p>not(cac:TaxTotal/cac:TaxSubtotal/cbc:TierRate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8</text:p>
          </table:table-cell>
          <table:table-cell office:value-type="string">
            <text:p>not(cac:TaxTotal/cac:TaxSubtotal/cac:TaxCatego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89</text:p>
          </table:table-cell>
          <table:table-cell office:value-type="string">
            <text:p>not(cac:TaxTotal/cac:TaxSubtotal/cac:TaxCategory/cbc:BaseUnitMeasu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0</text:p>
          </table:table-cell>
          <table:table-cell office:value-type="string">
            <text:p>not(cac:TaxTotal/cac:TaxSubtotal/cac:TaxCategory/cbc:PerUnit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1</text:p>
          </table:table-cell>
          <table:table-cell office:value-type="string">
            <text:p>not(cac:TaxTotal/cac:TaxSubtotal/cac:TaxCategory/cbc:TierRan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2</text:p>
          </table:table-cell>
          <table:table-cell office:value-type="string">
            <text:p>not(cac:TaxTotal/cac:TaxSubtotal/cac:TaxCategory/cbc:TierRate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3</text:p>
          </table:table-cell>
          <table:table-cell office:value-type="string">
            <text:p>not(cac:TaxTotal/cac:TaxSubtotal/cac:TaxCategory/cac:TaxScheme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4</text:p>
          </table:table-cell>
          <table:table-cell office:value-type="string">
            <text:p>not(cac:TaxTotal/cac:TaxSubtotal/cac:TaxCategory/cac:TaxScheme/cbc:Tax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5</text:p>
          </table:table-cell>
          <table:table-cell office:value-type="string">
            <text:p>not(cac:TaxTotal/cac:TaxSubtotal/cac:TaxCategory/cac:TaxScheme/cbc: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6</text:p>
          </table:table-cell>
          <table:table-cell office:value-type="string">
            <text:p>not(cac:TaxTotal/cac:TaxSubtotal/cac:TaxCategory/cac:TaxScheme/cac:JurisdictionReg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7</text:p>
          </table:table-cell>
          <table:table-cell office:value-type="string">
            <text:p>not(cac:InvoiceLine/cbc:UU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8</text:p>
          </table:table-cell>
          <table:table-cell office:value-type="string">
            <text:p>not(cac:InvoiceLine/cbc:TaxPointD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299</text:p>
          </table:table-cell>
          <table:table-cell office:value-type="string">
            <text:p>not(cac:InvoiceLine/cbc:AccountingCos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0</text:p>
          </table:table-cell>
          <table:table-cell office:value-type="string">
            <text:p>not(cac:InvoiceLine/cbc:FreeOfCharg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1</text:p>
          </table:table-cell>
          <table:table-cell office:value-type="string">
            <text:p>not(cac:InvoiceLine/cac:OrderLineReference/cbc:SalesOrderLine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2</text:p>
          </table:table-cell>
          <table:table-cell office:value-type="string">
            <text:p>not(cac:InvoiceLine/cac:DespatchLine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3</text:p>
          </table:table-cell>
          <table:table-cell office:value-type="string">
            <text:p>not(cac:InvoiceLine/cac:ReceiptLine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4</text:p>
          </table:table-cell>
          <table:table-cell office:value-type="string">
            <text:p>not(cac:InvoiceLine/cac:Billing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5</text:p>
          </table:table-cell>
          <table:table-cell office:value-type="string">
            <text:p>not(cac:InvoiceLine/cac: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6</text:p>
          </table:table-cell>
          <table:table-cell office:value-type="string">
            <text:p>not(cac:InvoiceLine/cac:Pricing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7</text:p>
          </table:table-cell>
          <table:table-cell office:value-type="string">
            <text:p>not(cac:InvoiceLine/cac:Originato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8</text:p>
          </table:table-cell>
          <table:table-cell office:value-type="string">
            <text:p>not(cac:InvoiceLine/cac:Deliver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09</text:p>
          </table:table-cell>
          <table:table-cell office:value-type="string">
            <text:p>not(cac:InvoiceLine/cac:PaymentTerm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0</text:p>
          </table:table-cell>
          <table:table-cell office:value-type="string">
            <text:p>not(cac:InvoiceLine/cac:AllowanceCharge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1</text:p>
          </table:table-cell>
          <table:table-cell office:value-type="string">
            <text:p>not(cac:InvoiceLine/cac:AllowanceCharge/cbc:AllowanceCharge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2</text:p>
          </table:table-cell>
          <table:table-cell office:value-type="string">
            <text:p>not(cac:InvoiceLine/cac:AllowanceCharge/cbc:MultiplierFactor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3</text:p>
          </table:table-cell>
          <table:table-cell office:value-type="string">
            <text:p>not(cac:InvoiceLine/cac:AllowanceCharge/cbc:Prepaid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4</text:p>
          </table:table-cell>
          <table:table-cell office:value-type="string">
            <text:p>not(cac:InvoiceLine/cac:AllowanceCharge/cbc:Sequence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5</text:p>
          </table:table-cell>
          <table:table-cell office:value-type="string">
            <text:p>not(cac:InvoiceLine/cac:AllowanceCharge/cbc:Base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6</text:p>
          </table:table-cell>
          <table:table-cell office:value-type="string">
            <text:p>not(cac:InvoiceLine/cac:AllowanceCharge/cbc:AccountingCos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7</text:p>
          </table:table-cell>
          <table:table-cell office:value-type="string">
            <text:p>not(cac:InvoiceLine/cac:AllowanceCharge/cbc:AccountingCos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9">
          <table:table-cell table:style-name="ce13" office:value-type="string">
            <text:p>T15</text:p>
          </table:table-cell>
          <table:table-cell table:style-name="ce5" office:value-type="string">
            <text:p>BIICORE-T15-R318</text:p>
          </table:table-cell>
          <table:table-cell office:value-type="string">
            <text:p>not(cac:InvoiceLine/cac:AllowanceCharge/cac:TaxCategory/cbc:Name) or not(cac:InvoiceLine/cac:AllowanceCharge/cac:TaxCategory/cbc:Percent) or not(cac:InvoiceLine/cac:AllowanceCharge/cac:TaxCategory/cbc:BaseUnitMeasure) or not(cac:InvoiceLine/cac:AllowanceCharge/cac:TaxCategory/cbc:PerUnitAmount) or not(cac:InvoiceLine/cac:AllowanceCharge/cac:TaxCategory/cbc:TaxExemptionReasonCode) or not(cac:InvoiceLine/cac:AllowanceCharge/cac:TaxCategory/cbc:TaxExemptionReason) or not(cac:InvoiceLine/cac:AllowanceCharge/cac:TaxCategory/cbc:TierRange) or not(cac:InvoiceLine/cac:AllowanceCharge/cac:TaxCategory/cbc:TierRatePercent) or not(cac:InvoiceLine/cac:AllowanceCharge/cac:TaxCategory/cac:TaxScheme/cbc:Name) or not(cac:InvoiceLine/cac:AllowanceCharge/cac:TaxCategory/cac:TaxScheme/cbc:TaxTypeCode) or not(cac:InvoiceLine/cac:AllowanceCharge/cac:TaxCategory/cac:TaxScheme/cbc:CurrencyCode) or not(cac:InvoiceLine/cac:AllowanceCharge/cac:TaxCategory/cac:TaxScheme/cac:JurisdictionReg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19</text:p>
          </table:table-cell>
          <table:table-cell office:value-type="string">
            <text:p>not(cac:InvoiceLine/cac:AllowanceCharge/cac:TaxTota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0</text:p>
          </table:table-cell>
          <table:table-cell office:value-type="string">
            <text:p>not(cac:InvoiceLine/cac:AllowanceCharge/cac:PaymentMean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1</text:p>
          </table:table-cell>
          <table:table-cell office:value-type="string">
            <text:p>not(cac:InvoiceLine/cac:TaxTotal/cbc:Rounding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2</text:p>
          </table:table-cell>
          <table:table-cell office:value-type="string">
            <text:p>not(cac:InvoiceLine/cac:TaxTotal/cbc:TaxEvidenc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3</text:p>
          </table:table-cell>
          <table:table-cell office:value-type="string">
            <text:p>not(cac:InvoiceLine/cac:TaxTotal/cac:TaxSubtota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4</text:p>
          </table:table-cell>
          <table:table-cell office:value-type="string">
            <text:p>not(cac:InvoiceLine/cac:Item/cbc:PackQuanti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5</text:p>
          </table:table-cell>
          <table:table-cell office:value-type="string">
            <text:p>not(cac:InvoiceLine/cac:Item/cbc:PackSize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6</text:p>
          </table:table-cell>
          <table:table-cell office:value-type="string">
            <text:p>not(cac:InvoiceLine/cac:Item/cbc:Catalogue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7</text:p>
          </table:table-cell>
          <table:table-cell office:value-type="string">
            <text:p>not(cac:InvoiceLine/cac:Item/cbc:HazardousRisk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8</text:p>
          </table:table-cell>
          <table:table-cell office:value-type="string">
            <text:p>not(cac:InvoiceLine/cac:Item/cbc:AdditionalInform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29</text:p>
          </table:table-cell>
          <table:table-cell office:value-type="string">
            <text:p>not(cac:InvoiceLine/cac:Item/cbc:Keywor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0</text:p>
          </table:table-cell>
          <table:table-cell office:value-type="string">
            <text:p>not(cac:InvoiceLine/cac:Item/cbc:Brand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1</text:p>
          </table:table-cell>
          <table:table-cell office:value-type="string">
            <text:p>not(cac:InvoiceLine/cac:Item/cbc:Model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2</text:p>
          </table:table-cell>
          <table:table-cell office:value-type="string">
            <text:p>not(cac:InvoiceLine/cac:Item/cac:SellersItemIdentification/cbc:Extended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3</text:p>
          </table:table-cell>
          <table:table-cell office:value-type="string">
            <text:p>not(cac:InvoiceLine/cac:Item/cac:SellersItemIdentification/cbc:PhysycalAttribu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4</text:p>
          </table:table-cell>
          <table:table-cell office:value-type="string">
            <text:p>not(cac:InvoiceLine/cac:Item/cac:SellersItemIdentification/cbc:MeasurementDimens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5</text:p>
          </table:table-cell>
          <table:table-cell office:value-type="string">
            <text:p>not(cac:InvoiceLine/cac:Item/cac:SellersItemIdentification/cbc:Issu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6</text:p>
          </table:table-cell>
          <table:table-cell office:value-type="string">
            <text:p>not(cac:InvoiceLine/cac:Item/cac:StandardItemIdentification/cbc:Extended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7</text:p>
          </table:table-cell>
          <table:table-cell office:value-type="string">
            <text:p>not(cac:InvoiceLine/cac:Item/cac:StandardItemIdentification/cbc:PhysycalAttribu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8</text:p>
          </table:table-cell>
          <table:table-cell office:value-type="string">
            <text:p>not(cac:InvoiceLine/cac:Item/cac:StandardItemIdentification/cbc:MeasurementDimens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39</text:p>
          </table:table-cell>
          <table:table-cell office:value-type="string">
            <text:p>not(cac:InvoiceLine/cac:Item/cac:StandardItemIdentification/cbc:Issu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0</text:p>
          </table:table-cell>
          <table:table-cell office:value-type="string">
            <text:p>not(cac:InvoiceLine/cac:Item/cac:BuyersItem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1</text:p>
          </table:table-cell>
          <table:table-cell office:value-type="string">
            <text:p>not(cac:InvoiceLine/cac:Item/cac:CommodityClassification/cbc:NatureCargo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2</text:p>
          </table:table-cell>
          <table:table-cell office:value-type="string">
            <text:p>not(cac:InvoiceLine/cac:Item/cac:CommodityClassification/cbc:Cargo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3</text:p>
          </table:table-cell>
          <table:table-cell office:value-type="string">
            <text:p>not(cac:InvoiceLine/cac:Item/cac:CommodityClassification/cbc:Commodit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4</text:p>
          </table:table-cell>
          <table:table-cell office:value-type="string">
            <text:p>not(cac:InvoiceLine/cac:Item/cac:ManufacturersItem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5</text:p>
          </table:table-cell>
          <table:table-cell office:value-type="string">
            <text:p>not(cac:InvoiceLine/cac:Item/cac:CatalogueItem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6</text:p>
          </table:table-cell>
          <table:table-cell office:value-type="string">
            <text:p>not(cac:InvoiceLine/cac:Item/cac:AdditionalItemIdentificati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7</text:p>
          </table:table-cell>
          <table:table-cell office:value-type="string">
            <text:p>not(cac:InvoiceLine/cac:Item/cac:Catalogue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8</text:p>
          </table:table-cell>
          <table:table-cell office:value-type="string">
            <text:p>not(cac:InvoiceLine/cac:Item/cac:ItemSpecification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49</text:p>
          </table:table-cell>
          <table:table-cell office:value-type="string">
            <text:p>not(cac:InvoiceLine/cac:Item/cac:OriginCountr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0</text:p>
          </table:table-cell>
          <table:table-cell office:value-type="string">
            <text:p>not(cac:InvoiceLine/cac:Item/cac:TransactionCondition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1</text:p>
          </table:table-cell>
          <table:table-cell office:value-type="string">
            <text:p>not(cac:InvoiceLine/cac:Item/cac:HazardousItem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2</text:p>
          </table:table-cell>
          <table:table-cell office:value-type="string">
            <text:p>not(cac:InvoiceLine/cac:Item/cac:Manufactur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3</text:p>
          </table:table-cell>
          <table:table-cell office:value-type="string">
            <text:p>not(cac:InvoiceLine/cac:Item/cac:InformationContentProviderParty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4</text:p>
          </table:table-cell>
          <table:table-cell office:value-type="string">
            <text:p>not(cac:InvoiceLine/cac:Item/cac:Origi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5</text:p>
          </table:table-cell>
          <table:table-cell office:value-type="string">
            <text:p>not(cac:InvoiceLine/cac:Item/cac:ItemInsta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6</text:p>
          </table:table-cell>
          <table:table-cell office:value-type="string">
            <text:p>not(cac:InvoiceLine/cac:Item/cac:TaxCategory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7</text:p>
          </table:table-cell>
          <table:table-cell office:value-type="string">
            <text:p>not(cac:InvoiceLine/cac:Item/cac:TaxCategory/cbc:BaseUnitMeasur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8</text:p>
          </table:table-cell>
          <table:table-cell office:value-type="string">
            <text:p>not(cac:InvoiceLine/cac:Item/cac:TaxCategory/cbcPerUnitAmou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59</text:p>
          </table:table-cell>
          <table:table-cell office:value-type="string">
            <text:p>not(cac:InvoiceLine/cac:Item/cac:TaxCategory/cbc:TaxExemption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0</text:p>
          </table:table-cell>
          <table:table-cell office:value-type="string">
            <text:p>not(cac:InvoiceLine/cac:Item/cac:TaxCategory/cbc:TaxExemptionReas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1</text:p>
          </table:table-cell>
          <table:table-cell office:value-type="string">
            <text:p>not(cac:InvoiceLine/cac:Item/cac:TaxCategory/cbc:TierRang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2</text:p>
          </table:table-cell>
          <table:table-cell office:value-type="string">
            <text:p>not(cac:InvoiceLine/cac:Item/cac:TaxCategory/cbc:TierRatePercen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3</text:p>
          </table:table-cell>
          <table:table-cell office:value-type="string">
            <text:p>not(cac:InvoiceLine/cac:Item/cac:TaxCategory/cac:TaxScheme/cbc:Nam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4</text:p>
          </table:table-cell>
          <table:table-cell office:value-type="string">
            <text:p>not(cac:InvoiceLine/cac:Item/cac:TaxCategory/cac:TaxScheme/cbc:Tax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5</text:p>
          </table:table-cell>
          <table:table-cell office:value-type="string">
            <text:p>not(cac:InvoiceLine/cac:Item/cac:TaxCategory/cac:TaxScheme/cbc:Currency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6</text:p>
          </table:table-cell>
          <table:table-cell office:value-type="string">
            <text:p>not(cac:InvoiceLine/cac:Item/cac:TaxCategory/cac:TaxScheme/cac:JurisdictionAddres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7</text:p>
          </table:table-cell>
          <table:table-cell office:value-type="string">
            <text:p>not(cac:InvoiceLine/cac:Item/cac:TaxCategory/cac:AdditionalProperty/cac:Usabilit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8</text:p>
          </table:table-cell>
          <table:table-cell office:value-type="string">
            <text:p>not(cac:InvoiceLine/cac:Item/cac:TaxCategory/cac:AdditionalProperty/cac:ItemPropertyGroup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69</text:p>
          </table:table-cell>
          <table:table-cell office:value-type="string">
            <text:p>not(cac:InvoiceLine/cac:Price/cbc:PriceChangeReason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0</text:p>
          </table:table-cell>
          <table:table-cell office:value-type="string">
            <text:p>not(cac:InvoiceLine/cac:Price/cbc:PriceType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1</text:p>
          </table:table-cell>
          <table:table-cell office:value-type="string">
            <text:p>not(cac:InvoiceLine/cac:Price/cbc:PriceTyp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2</text:p>
          </table:table-cell>
          <table:table-cell office:value-type="string">
            <text:p>not(cac:InvoiceLine/cac:Price/cbc:OrderableUnitFactorRat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3</text:p>
          </table:table-cell>
          <table:table-cell office:value-type="string">
            <text:p>not(cac:InvoiceLine/cac:Price/cac:ValidityPerio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4</text:p>
          </table:table-cell>
          <table:table-cell office:value-type="string">
            <text:p>not(cac:InvoiceLine/cac:Price/cac:PriceLis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5</text:p>
          </table:table-cell>
          <table:table-cell office:value-type="string">
            <text:p>not(cac:InvoiceLine/cac:Price/cac:AllowanceCharge/cbc: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6</text:p>
          </table:table-cell>
          <table:table-cell office:value-type="string">
            <text:p>not(cac:InvoiceLine/cac:Price/cac:AllowanceCharge/cbc:AllowanceChargeReason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7</text:p>
          </table:table-cell>
          <table:table-cell office:value-type="string">
            <text:p>not(cac:InvoiceLine/cac:Price/cac:AllowanceCharge/cbc:Prepaid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8</text:p>
          </table:table-cell>
          <table:table-cell office:value-type="string">
            <text:p>not(cac:InvoiceLine/cac:Price/cac:AllowanceCharge/cbc:SequenceNumeric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79</text:p>
          </table:table-cell>
          <table:table-cell office:value-type="string">
            <text:p>not(cac:InvoiceLine/cac:Price/cac:AllowanceCharge/cbc:AccountingCost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0</text:p>
          </table:table-cell>
          <table:table-cell office:value-type="string">
            <text:p>not(cac:InvoiceLine/cac:Price/cac:AllowanceCharge/cbc:AccountingCos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10">
          <table:table-cell table:style-name="ce13" office:value-type="string">
            <text:p>T15</text:p>
          </table:table-cell>
          <table:table-cell table:style-name="ce5" office:value-type="string">
            <text:p>BIICORE-T15-R381</text:p>
          </table:table-cell>
          <table:table-cell office:value-type="string">
            <text:p>not(cac:InvoiceLine/cac:Price/cac:AllowanceCharge/cac:TaxCategory/cbc:Name) or not(cac:InvoiceLine/cac:Price/cac:AllowanceCharge/cac:TaxCategory/cbc:Percent) or not(cac:InvoiceLine/cac:Price/cac:AllowanceCharge/cac:TaxCategory/cbc:BaseUnitMeasure) or not(cac:InvoiceLine/cac:Price/cac:AllowanceCharge/cac:TaxCategory/cbc:PerUnitAmount) or not(cac:InvoiceLine/cac:Price/cac:AllowanceCharge/cac:TaxCategory/cbc:TaxExemptionReasonCode) or not(cac:InvoiceLine/cac:Price/cac:AllowanceCharge/cac:TaxCategory/cbc:TaxExemptionReason) or not(cac:InvoiceLine/cac:Price/cac:AllowanceCharge/cac:TaxCategory/cbc:TierRange) or not(cac:InvoiceLine/cac:Price/cac:AllowanceCharge/cac:TaxCategory/cbc:TierRatePercent) or not(cac:InvoiceLine/cac:Price/cac:AllowanceCharge/cac:TaxCategory/cac:TaxScheme/cbc:Name) or not(cac:InvoiceLine/cac:Price/cac:AllowanceCharge/cac:TaxCategory/cac:TaxScheme/cbc:TaxTypeCode) or not(cac:InvoiceLine/cac:Price/cac:AllowanceCharge/cac:TaxCategory/cac:TaxScheme/cbc:CurrencyCode) or not(cac:InvoiceLine/cac:Price/cac:AllowanceCharge/cac:TaxCategory/cac:TaxScheme/cac:JurisdictionRegionAddress)</text:p>
            <text:p/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2</text:p>
          </table:table-cell>
          <table:table-cell office:value-type="string">
            <text:p>not(cac:InvoiceLine/cac:Price/cac:AllowanceCharge/cac:TaxTotal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3</text:p>
          </table:table-cell>
          <table:table-cell office:value-type="string">
            <text:p>not(cac:InvoiceLine/cac:Price/cac:AllowanceCharge/cac:PaymentMeans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4</text:p>
          </table:table-cell>
          <table:table-cell office:value-type="string">
            <text:p>not(cac:InvoiceLine/cac:OrderLineReference/cbc:UUID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5</text:p>
          </table:table-cell>
          <table:table-cell office:value-type="string">
            <text:p>not(cac:InvoiceLine/cac:OrderLineReference/cbc:LineStatusCod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6</text:p>
          </table:table-cell>
          <table:table-cell office:value-type="string">
            <text:p>not(cac:InvoiceLine/cac:OrderLineReference/cac:Order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7</text:p>
          </table:table-cell>
          <table:table-cell office:value-type="string">
            <text:p>not(cac:BillingReference/cac:SelfBilledCreditNote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8</text:p>
          </table:table-cell>
          <table:table-cell office:value-type="string">
            <text:p>not(cac:BillingReference/cac:DebitNote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89</text:p>
          </table:table-cell>
          <table:table-cell office:value-type="string">
            <text:p>not(cac:BillingReference/cac:Reminder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0</text:p>
          </table:table-cell>
          <table:table-cell office:value-type="string">
            <text:p>not(cac:BillingReference/cac:AdditionalDocumentReferenc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1</text:p>
          </table:table-cell>
          <table:table-cell office:value-type="string">
            <text:p>not(cac:BillingReference/cac:BillingReferenceLine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2</text:p>
          </table:table-cell>
          <table:table-cell office:value-type="string">
            <text:p>not(cac:BillingReference/cac:InvoiceDocumentReference/cbc:Copy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3</text:p>
          </table:table-cell>
          <table:table-cell office:value-type="string">
            <text:p>not(cac:BillingReference/cac:InvoiceDocumentReference/cbc:XPat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394</text:p>
          </table:table-cell>
          <table:table-cell office:value-type="string">
            <text:p>not(cac:BillingReference/cac:InvoiceDocumentReference/cac:Attachment/cbc:EmbeddedDocumentBinaryObje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5</text:p>
          </table:table-cell>
          <table:table-cell office:value-type="string">
            <text:p>not(cac:BillingReference/cac:CreditNoteDocumentReference/cbc:CopyIndicator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T15</text:p>
          </table:table-cell>
          <table:table-cell table:style-name="ce5" office:value-type="string">
            <text:p>BIICORE-T15-R396</text:p>
          </table:table-cell>
          <table:table-cell office:value-type="string">
            <text:p>not(cac:BillingReference/cac:CreditNoteDocumentReference/cbc:XPath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15</text:p>
          </table:table-cell>
          <table:table-cell table:style-name="ce5" office:value-type="string">
            <text:p>BIICORE-T15-R397</text:p>
          </table:table-cell>
          <table:table-cell office:value-type="string">
            <text:p>not(cac:BillingReference/cac:CreditNoteDocumentReference/cac:Attachment/cbc:EmbeddedDocumentBinaryObject)</text:p>
          </table:table-cell>
          <table:table-cell table:style-name="ce16" office:value-type="string">
            <text:p>contains(cbc:CustomizationID, 'urn:www.cenbii.eu:transaction:biicoretrdm015:ver1.0')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398</text:p>
          </table:table-cell>
          <table:table-cell office:value-type="string">
            <text:p>count(cac:PartyIdentification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399</text:p>
          </table:table-cell>
          <table:table-cell office:value-type="string">
            <text:p>count(cac:PartyName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0</text:p>
          </table:table-cell>
          <table:table-cell office:value-type="string">
            <text:p>count(cac:PartyTaxScheme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1</text:p>
          </table:table-cell>
          <table:table-cell office:value-type="string">
            <text:p>count(cac:PartyIdentification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2</text:p>
          </table:table-cell>
          <table:table-cell office:value-type="string">
            <text:p>count(cac:PartyName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3</text:p>
          </table:table-cell>
          <table:table-cell office:value-type="string">
            <text:p>count(cac:PostalAddress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4</text:p>
          </table:table-cell>
          <table:table-cell office:value-type="string">
            <text:p>count(cac:PartyTaxScheme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5</text:p>
          </table:table-cell>
          <table:table-cell office:value-type="string">
            <text:p>count(cac:TaxTotal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6</text:p>
          </table:table-cell>
          <table:table-cell office:value-type="string">
            <text:p>count(cac:Price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7</text:p>
          </table:table-cell>
          <table:table-cell office:value-type="string">
            <text:p>count(cbc:Description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8</text:p>
          </table:table-cell>
          <table:table-cell office:value-type="string">
            <text:p>count(cbc:Name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09</text:p>
          </table:table-cell>
          <table:table-cell office:value-type="string">
            <text:p>count(cac:ClassifiedTaxCategory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0</text:p>
          </table:table-cell>
          <table:table-cell office:value-type="string">
            <text:p>count(cac:AllowanceCharge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1</text:p>
          </table:table-cell>
          <table:table-cell office:value-type="string">
            <text:p>count(cbc:TaxExclusiveAmount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2</text:p>
          </table:table-cell>
          <table:table-cell office:value-type="string">
            <text:p>count(cbc:TaxInclusiveAmount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3</text:p>
          </table:table-cell>
          <table:table-cell office:value-type="string">
            <text:p>count(cac:PartyIdentification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4</text:p>
          </table:table-cell>
          <table:table-cell office:value-type="string">
            <text:p>count(cac:PartyName)&amp;lt;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1">
          <table:table-cell table:style-name="ce13" office:value-type="string">
            <text:p>T15</text:p>
          </table:table-cell>
          <table:table-cell table:style-name="ce5" office:value-type="string">
            <text:p>BIICORE-T15-R415</text:p>
          </table:table-cell>
          <table:table-cell office:value-type="string">
            <text:p>count(cbc:ID)=1</text:p>
          </table:table-cell>
          <table:table-cell table:style-name="ce16" office:value-type="string">
            <text:p><text:span text:style-name="T1">contains(preceding::cbc:CustomizationID, '</text:span><text:span text:style-name="T2">urn:</text:span><text:span text:style-name="T2"><text:a xlink:href="http://www.cenbii.eu/">www.cenbii.eu</text:a></text:span><text:span text:style-name="T2">:transaction:biicoretrdm015:ver1.0</text:span><text:span text:style-name="T1">')</text:span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T15</text:p>
          </table:table-cell>
          <table:table-cell table:style-name="ce5" office:value-type="string">
            <text:p>Invoice</text:p>
          </table:table-cell>
          <table:table-cell office:value-type="string">
            <text:p>/ubl:Invoice</text:p>
          </table:table-cell>
          <table:table-cell table:style-name="ce7" table:number-columns-repeated="2"/>
          <table:table-cell table:style-name="ce5"/>
          <table:table-cell table:style-name="ce7" table:number-columns-repeated="251"/>
          <table:table-cell table:style-name="ce8" table:number-columns-repeated="766"/>
          <table:table-cell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Customer</text:p>
          </table:table-cell>
          <table:table-cell office:value-type="string">
            <text:p>/ubl:Invoice/cac:AccountingCustomerParty/cac:Party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Supplier</text:p>
          </table:table-cell>
          <table:table-cell office:value-type="string">
            <text:p>/ubl:Invoice/cac:AccountingSupplierParty/cac:Party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InvoiceLine</text:p>
          </table:table-cell>
          <table:table-cell office:value-type="string">
            <text:p>/ubl:Invoice/cac:InvoiceLi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Item</text:p>
          </table:table-cell>
          <table:table-cell office:value-type="string">
            <text:p>/ubl:Invoice/cac:InvoiceLine/cac:Item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Price</text:p>
          </table:table-cell>
          <table:table-cell office:value-type="string">
            <text:p>/ubl:Invoice/cac:InvoiceLine/cac:Pric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Monetary Total</text:p>
          </table:table-cell>
          <table:table-cell office:value-type="string">
            <text:p>/ubl:Invoice/cac:LegalMonetaryTotal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Payee</text:p>
          </table:table-cell>
          <table:table-cell office:value-type="string">
            <text:p>/ubl:Invoice/cac:PayeeParty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T15</text:p>
          </table:table-cell>
          <table:table-cell table:style-name="ce7" office:value-type="string">
            <text:p>Financial Account</text:p>
          </table:table-cell>
          <table:table-cell office:value-type="string">
            <text:p>/ubl:Invoice/cac:PaymentMeans/cac:PayeeFinancialAccount</text:p>
          </table:table-cell>
          <table:table-cell table:number-columns-repeated="1021"/>
        </table:table-row>
        <table:table-row table:style-name="ro3" table:number-rows-repeated="651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7"/>
        <table:table-column table:style-name="co19" table:default-cell-style-name="ce17"/>
        <table:table-column table:style-name="co9" table:default-cell-style-name="ce17"/>
        <table:table-column table:style-name="co9" table:default-cell-style-name="ce20"/>
        <table:table-column table:style-name="co9" table:number-columns-repeated="1020" table:default-cell-style-name="Default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5" office:value-type="string">
            <text:p>T15</text:p>
          </table:table-cell>
          <table:table-cell table:style-name="ce5" office:value-type="string">
            <text:p>UBL</text:p>
          </table:table-cell>
          <table:table-cell table:style-name="ce21" office:value-type="string">
            <text:p>urn:oasis:names:specification:ubl:schema:xsd:Invoice-2</text:p>
          </table:table-cell>
          <table:table-cell table:style-name="ce7"/>
          <table:table-cell table:style-name="ce5"/>
          <table:table-cell table:style-name="ce7" table:number-columns-repeated="251"/>
          <table:table-cell table:style-name="ce8" table:number-columns-repeated="767"/>
        </table:table-row>
        <table:table-row table:style-name="ro3">
          <table:table-cell table:style-name="ce3" table:number-columns-repeated="2"/>
          <table:table-cell table:style-name="Default" table:number-columns-repeated="2"/>
          <table:table-cell table:number-columns-repeated="1020"/>
        </table:table-row>
      </table:table>
      <table:database-ranges>
        <table:database-range table:target-range-address="UBL.A1:UBL.D6548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10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13T10:13:24</dc:date>
    <meta:generator>OpenOffice.org/3.2$Unix OpenOffice.org_project/320m18$Build-9502</meta:generator>
    <meta:editing-duration>PT201H14M28S</meta:editing-duration>
    <meta:editing-cycles>116</meta:editing-cycles>
    <meta:document-statistic meta:table-count="3" meta:cell-count="3785" meta:object-count="0"/>
  </office:meta>
</office:document-meta>
</file>